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ndexOutOfBoundsException.ParameterIndexOutOfBoundsException( String methodOrConstructorName , int index , int max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dexOutOfBoundsException.formatMessage( String methodOrConstructorName , int index , int max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